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204" calcext:value-type="float">
            <text:p>48.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5944" calcext:value-type="float">
            <text:p>48.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68" calcext:value-type="float">
            <text:p>48.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4984" calcext:value-type="float">
            <text:p>48.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21352" calcext:value-type="float">
            <text:p>47.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15256" calcext:value-type="float">
            <text:p>47.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1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916" calcext:value-type="float">
            <text:p>47.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868" calcext:value-type="float">
            <text:p>46.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51832" calcext:value-type="float">
            <text:p>47.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016" calcext:value-type="float">
            <text:p>47.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1728" calcext:value-type="float">
            <text:p>46.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296" calcext:value-type="float">
            <text:p>46.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4776" calcext:value-type="float">
            <text:p>46.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4588" calcext:value-type="float">
            <text:p>47.0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17152" calcext:value-type="float">
            <text:p>47.3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82912" calcext:value-type="float">
            <text:p>47.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23704" calcext:value-type="float">
            <text:p>47.9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5832" calcext:value-type="float">
            <text:p>48.1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96144" calcext:value-type="float">
            <text:p>48.3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918" calcext:value-type="float">
            <text:p>48.6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966" calcext:value-type="float">
            <text:p>48.9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8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52632" calcext:value-type="float">
            <text:p>49.2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8184" calcext:value-type="float">
            <text:p>49.4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</text:p>
          </table:table-cell>
          <table:table-cell office:value-type="string" calcext:value-type="string">
            <text:p>NHP-WC-018</text:p>
          </table:table-cell>
          <table:table-cell office:value-type="string" calcext:value-type="string">
            <text:p>197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